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9e980" officeooo:paragraph-rsid="0019e9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4.1</text:p>
      <text:p text:style-name="P1">a) a nivel del mar porque la presión aumentaría </text:p>
      <text:p text:style-name="P1">4.2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10:20:45.772457420</meta:creation-date>
    <dc:date>2023-10-27T10:52:05.165422093</dc:date>
    <meta:editing-duration>PT31M20S</meta:editing-duration>
    <meta:editing-cycles>1</meta:editing-cycles>
    <meta:document-statistic meta:table-count="0" meta:image-count="0" meta:object-count="0" meta:page-count="1" meta:paragraph-count="3" meta:word-count="11" meta:character-count="54" meta:non-whitespace-character-count="45"/>
    <meta:generator>LibreOffice/7.4.7.2$Linux_X86_64 LibreOffice_project/40$Build-2</meta:generator>
  </office:meta>
</office:document-meta>
</file>